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1.1634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3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8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99pt solid #000000" fo:border-top="0.99pt solid #000000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12" style:family="table-cell" style:parent-style-name="Default">
      <style:table-cell-properties fo:border-bottom="0.99pt solid #000000" fo:border-left="none" fo:border-right="0.99pt solid #000000" fo:border-top="none"/>
    </style:style>
    <style:style style:name="ce13" style:family="table-cell" style:parent-style-name="Default">
      <style:table-cell-properties fo:border-bottom="none" fo:background-color="#ff0000" fo:border-left="none" fo:border-right="none" fo:border-top="0.99pt solid #000000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99pt solid #000000"/>
    </style:style>
    <style:style style:name="ce18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00a933" fo:border-left="none" fo:border-right="none" fo:border-top="0.99pt solid #000000"/>
    </style:style>
    <style:style style:name="ce7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5" table:default-cell-style-name="Default"/>
        <table:table-column table:style-name="co4" table:default-cell-style-name="ce7"/>
        <table:table-column table:style-name="co5" table:default-cell-style-name="Default"/>
        <table:table-row table:style-name="ro1">
          <table:table-cell table:number-columns-repeated="2"/>
          <table:table-cell office:value-type="float" office:value="13.03" calcext:value-type="float">
            <text:p>13.03</text:p>
          </table:table-cell>
          <table:table-cell office:value-type="float" office:value="14.03" calcext:value-type="float">
            <text:p>14.03</text:p>
          </table:table-cell>
          <table:table-cell office:value-type="float" office:value="15.03" calcext:value-type="float">
            <text:p>15.03</text:p>
          </table:table-cell>
          <table:table-cell office:value-type="float" office:value="16.03" calcext:value-type="float">
            <text:p>16.03</text:p>
          </table:table-cell>
          <table:table-cell office:value-type="float" office:value="17.03" calcext:value-type="float">
            <text:p>17.03</text:p>
          </table:table-cell>
          <table:table-cell office:value-type="float" office:value="18.03" calcext:value-type="float">
            <text:p>18.03</text:p>
          </table:table-cell>
          <table:table-cell office:value-type="float" office:value="19.03" calcext:value-type="float">
            <text:p>19.03</text:p>
          </table:table-cell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 office:value-type="float" office:value="25.03" calcext:value-type="float">
            <text:p>25.03</text:p>
          </table:table-cell>
          <table:table-cell office:value-type="float" office:value="26.03" calcext:value-type="float">
            <text:p>26.03</text:p>
          </table:table-cell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office:value-type="float" office:value="1.04" calcext:value-type="float">
            <text:p>1.04</text:p>
          </table:table-cell>
          <table:table-cell office:value-type="float" office:value="2.04" calcext:value-type="float">
            <text:p>2.04</text:p>
          </table:table-cell>
          <table:table-cell office:value-type="float" office:value="3.04" calcext:value-type="float">
            <text:p>3.04</text:p>
          </table:table-cell>
          <table:table-cell office:value-type="float" office:value="4.04" calcext:value-type="float">
            <text:p>4.04</text:p>
          </table:table-cell>
          <table:table-cell office:value-type="float" office:value="5.04" calcext:value-type="float">
            <text:p>5.04</text:p>
          </table:table-cell>
          <table:table-cell office:value-type="float" office:value="6.04" calcext:value-type="float">
            <text:p>6.04</text:p>
          </table:table-cell>
          <table:table-cell/>
        </table:table-row>
        <table:table-row table:style-name="ro1">
          <table:table-cell table:style-name="ce4" office:value-type="string" calcext:value-type="string">
            <text:p>Алматы</text:p>
          </table:table-cell>
          <table:table-cell table:style-name="ce10" office:value-type="string" calcext:value-type="string">
            <text:p>зараженные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7" table:formula="of:=SUM([.C2:.AA2])"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Алматы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:.AA3])" office:value-type="float" office:value="21" calcext:value-type="float">
            <text:p>21</text:p>
          </table:table-cell>
        </table:table-row>
        <table:table-row table:style-name="ro1">
          <table:table-cell table:style-name="ce6" office:value-type="string" calcext:value-type="string">
            <text:p>Алматы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4:.AA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Нур-Султан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C5:.AA5])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string" calcext:value-type="string">
            <text:p>Нур-Султан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6:.AA6])"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>
            <text:p>Нур-Султан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13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table:formula="of:=SUM([.C7:.AA7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Караганди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7" table:style-name="ce17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16" calcext:value-type="float">
            <text:p>16</text:p>
          </table:table-cell>
          <table:table-cell table:style-name="ce17" table:formula="of:=SUM([.C8:.AA8])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Караганди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9:.AA9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Караганди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19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table:formula="of:=SUM([.C10:.AA1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Алмати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11:.AA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Алмати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12:.AA12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Алмати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13:.AA1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Актюби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9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14:.AA14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Актюби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15:.AA15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Актюби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16:.AA1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Шымкент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1" table:style-name="ce17" office:value-type="string" calcext:value-type="string">
            <text:p>-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SUM([.C17:.AA17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Шымкент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18:.AA18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Шымкент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3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4" table:formula="of:=SUM([.C19:.AA1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Жамбыл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1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2" calcext:value-type="float">
            <text:p>12</text:p>
          </table:table-cell>
          <table:table-cell table:style-name="ce17" table:formula="of:=SUM([.C20:.AA20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Жамбыл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21:.AA21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Жамбыл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22:.AA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СКО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1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23:.AA23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СКО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SUM([.C24:.AA24]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СКО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25:.AA25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Акмоли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4" table:style-name="ce17" office:value-type="string" calcext:value-type="string">
            <text:p>-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7" table:formula="of:=SUM([.C26:.AA26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Акмоли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27:.AA2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Акмоли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2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4" table:formula="of:=SUM([.C28:.AA2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Атырау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4" table:style-name="ce17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21"/>
          <table:table-cell table:style-name="ce17" table:formula="of:=SUM([.C29:.AA29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Атырау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30:.AA30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Атырау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31:.AA31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Павлодар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4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32:.AA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Павлодар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33:.AA33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Павлодар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34:.AA34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Мангистау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4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7" table:formula="of:=SUM([.C35:.AA35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Мангистау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36:.AA36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Мангистау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37:.AA37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ВКО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5" table:style-name="ce17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table:formula="of:=SUM([.C38:.AA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ВКО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39:.AA39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ВКО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40:.AA40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Кызылорди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5" table:style-name="ce17" office:value-type="string" calcext:value-type="string">
            <text:p>-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7" table:formula="of:=SUM([.C41:.AA41])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Кызылорди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42:.AA42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Кызылорди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43:.AA43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ЗКО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6" table:style-name="ce17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44:.AA4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ЗКО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45:.AA45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ЗКО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46:.AA46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Туркестан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18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7" table:formula="of:=SUM([.C47:.AA47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Туркестан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48:.AA48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Туркестан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2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4" table:formula="of:=SUM([.C49:.AA4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Костанайская обл.</text:p>
          </table:table-cell>
          <table:table-cell table:style-name="ce10" office:value-type="string" calcext:value-type="string">
            <text:p>зараженные</text:p>
          </table:table-cell>
          <table:table-cell table:number-columns-repeated="21" table:style-name="ce17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formula="of:=SUM([.C50:.AA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Костанайская обл.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24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formula="of:=SUM([.C51:.AA51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Костанайская обл.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25" table:style-name="ce14" office:value-type="string" calcext:value-type="string">
            <text:p>-</text:p>
          </table:table-cell>
          <table:table-cell table:style-name="ce14" table:formula="of:=SUM([.C52:.AA52])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style-name="ce4" office:value-type="string" calcext:value-type="string">
            <text:p>РК</text:p>
          </table:table-cell>
          <table:table-cell table:style-name="ce10" office:value-type="string" calcext:value-type="string">
            <text:p>зараженные</text:p>
          </table:table-cell>
          <table:table-cell table:style-name="ce13" table:formula="of:=SUM([.C2];[.C5];[.C8];[.C11];[.C14];[.C17];[.C20];[.C23];[.C26];[.C29];[.C32];[.C35];[.C38];;[.C41];[.C44];[.C47];[.C50])" office:value-type="float" office:value="4" calcext:value-type="float">
            <text:p>4</text:p>
          </table:table-cell>
          <table:table-cell table:style-name="ce13" table:formula="of:=SUM([.D2];[.D5];[.D8];[.D11];[.D14];[.D17];[.D20];[.D23];[.D26];[.D29];[.D32];[.D35];[.D38];;[.D41];[.D44];[.D47];[.D50])" office:value-type="float" office:value="2" calcext:value-type="float">
            <text:p>2</text:p>
          </table:table-cell>
          <table:table-cell table:style-name="ce13" table:formula="of:=SUM([.E2];[.E5];[.E8];[.E11];[.E14];[.E17];[.E20];[.E23];[.E26];[.E29];[.E32];[.E35];[.E38];;[.E41];[.E44];[.E47];[.E50])" office:value-type="float" office:value="4" calcext:value-type="float">
            <text:p>4</text:p>
          </table:table-cell>
          <table:table-cell table:style-name="ce13" table:formula="of:=SUM([.F2];[.F5];[.F8];[.F11];[.F14];[.F17];[.F20];[.F23];[.F26];[.F29];[.F32];[.F35];[.F38];;[.F41];[.F44];[.F47];[.F50])" office:value-type="float" office:value="4" calcext:value-type="float">
            <text:p>4</text:p>
          </table:table-cell>
          <table:table-cell table:style-name="ce13" table:formula="of:=SUM([.G2];[.G5];[.G8];[.G11];[.G14];[.G17];[.G20];[.G23];[.G26];[.G29];[.G32];[.G35];[.G38];;[.G41];[.G44];[.G47];[.G50])" office:value-type="float" office:value="21" calcext:value-type="float">
            <text:p>21</text:p>
          </table:table-cell>
          <table:table-cell table:style-name="ce13" table:formula="of:=SUM([.H2];[.H5];[.H8];[.H11];[.H14];[.H17];[.H20];[.H23];[.H26];[.H29];[.H32];[.H35];[.H38];;[.H41];[.H44];[.H47];[.H50])" office:value-type="float" office:value="2" calcext:value-type="float">
            <text:p>2</text:p>
          </table:table-cell>
          <table:table-cell table:style-name="ce13" table:formula="of:=SUM([.I2];[.I5];[.I8];[.I11];[.I14];[.I17];[.I20];[.I23];[.I26];[.I29];[.I32];[.I35];[.I38];;[.I41];[.I44];[.I47];[.I50])" office:value-type="float" office:value="7" calcext:value-type="float">
            <text:p>7</text:p>
          </table:table-cell>
          <table:table-cell table:style-name="ce13" table:formula="of:=SUM([.J2];[.J5];[.J8];[.J11];[.J14];[.J17];[.J20];[.J23];[.J26];[.J29];[.J32];[.J35];[.J38];;[.J41];[.J44];[.J47];[.J50])" office:value-type="float" office:value="8" calcext:value-type="float">
            <text:p>8</text:p>
          </table:table-cell>
          <table:table-cell table:style-name="ce13" table:formula="of:=SUM([.K2];[.K5];[.K8];[.K11];[.K14];[.K17];[.K20];[.K23];[.K26];[.K29];[.K32];[.K35];[.K38];;[.K41];[.K44];[.K47];[.K50])" office:value-type="float" office:value="2" calcext:value-type="float">
            <text:p>2</text:p>
          </table:table-cell>
          <table:table-cell table:style-name="ce13" table:formula="of:=SUM([.L2];[.L5];[.L8];[.L11];[.L14];[.L17];[.L20];[.L23];[.L26];[.L29];[.L32];[.L35];[.L38];;[.L41];[.L44];[.L47];[.L50])" office:value-type="float" office:value="6" calcext:value-type="float">
            <text:p>6</text:p>
          </table:table-cell>
          <table:table-cell table:style-name="ce13" table:formula="of:=SUM([.M2];[.M5];[.M8];[.M11];[.M14];[.M17];[.M20];[.M23];[.M26];[.M29];[.M32];[.M35];[.M38];;[.M41];[.M44];[.M47];[.M50])" office:value-type="float" office:value="2" calcext:value-type="float">
            <text:p>2</text:p>
          </table:table-cell>
          <table:table-cell table:style-name="ce13" table:formula="of:=SUM([.N2];[.N5];[.N8];[.N11];[.N14];[.N17];[.N20];[.N23];[.N26];[.N29];[.N32];[.N35];[.N38];;[.N41];[.N44];[.N47];[.N50])" office:value-type="float" office:value="10" calcext:value-type="float">
            <text:p>10</text:p>
          </table:table-cell>
          <table:table-cell table:style-name="ce13" table:formula="of:=SUM([.O2];[.O5];[.O8];[.O11];[.O14];[.O17];[.O20];[.O23];[.O26];[.O29];[.O32];[.O35];[.O38];;[.O41];[.O44];[.O47];[.O50])" office:value-type="float" office:value="8" calcext:value-type="float">
            <text:p>8</text:p>
          </table:table-cell>
          <table:table-cell table:style-name="ce13" table:formula="of:=SUM([.P2];[.P5];[.P8];[.P11];[.P14];[.P17];[.P20];[.P23];[.P26];[.P29];[.P32];[.P35];[.P38];;[.P41];[.P44];[.P47];[.P50])" office:value-type="float" office:value="31" calcext:value-type="float">
            <text:p>31</text:p>
          </table:table-cell>
          <table:table-cell table:style-name="ce13" table:formula="of:=SUM([.Q2];[.Q5];[.Q8];[.Q11];[.Q14];[.Q17];[.Q20];[.Q23];[.Q26];[.Q29];[.Q32];[.Q35];[.Q38];;[.Q41];[.Q44];[.Q47];[.Q50])" office:value-type="float" office:value="39" calcext:value-type="float">
            <text:p>39</text:p>
          </table:table-cell>
          <table:table-cell table:style-name="ce13" table:formula="of:=SUM([.R2];[.R5];[.R8];[.R11];[.R14];[.R17];[.R20];[.R23];[.R26];[.R29];[.R32];[.R35];[.R38];;[.R41];[.R44];[.R47];[.R50])" office:value-type="float" office:value="78" calcext:value-type="float">
            <text:p>78</text:p>
          </table:table-cell>
          <table:table-cell table:style-name="ce13" table:formula="of:=SUM([.S2];[.S5];[.S8];[.S11];[.S14];[.S17];[.S20];[.S23];[.S26];[.S29];[.S32];[.S35];[.S38];;[.S41];[.S44];[.S47];[.S50])" office:value-type="float" office:value="55" calcext:value-type="float">
            <text:p>55</text:p>
          </table:table-cell>
          <table:table-cell table:style-name="ce13" table:formula="of:=SUM([.T2];[.T5];[.T8];[.T11];[.T14];[.T17];[.T20];[.T23];[.T26];[.T29];[.T32];[.T35];[.T38];;[.T41];[.T44];[.T47];[.T50])" office:value-type="float" office:value="19" calcext:value-type="float">
            <text:p>19</text:p>
          </table:table-cell>
          <table:table-cell table:style-name="ce13" table:formula="of:=SUM([.U2];[.U5];[.U8];[.U11];[.U14];[.U17];[.U20];[.U23];[.U26];[.U29];[.U32];[.U35];[.U38];;[.U41];[.U44];[.U47];[.U50])" office:value-type="float" office:value="38" calcext:value-type="float">
            <text:p>38</text:p>
          </table:table-cell>
          <table:table-cell table:style-name="ce13" table:formula="of:=SUM([.V2];[.V5];[.V8];[.V11];[.V14];[.V17];[.V20];[.V23];[.V26];[.V29];[.V32];[.V35];[.V38];;[.V41];[.V44];[.V47];[.V50])" office:value-type="float" office:value="40" calcext:value-type="float">
            <text:p>40</text:p>
          </table:table-cell>
          <table:table-cell table:style-name="ce13" table:formula="of:=SUM([.W2];[.W5];[.W8];[.W11];[.W14];[.W17];[.W20];[.W23];[.W26];[.W29];[.W32];[.W35];[.W38];;[.W41];[.W44];[.W47];[.W50])" office:value-type="float" office:value="55" calcext:value-type="float">
            <text:p>55</text:p>
          </table:table-cell>
          <table:table-cell table:style-name="ce13" table:formula="of:=SUM([.X2];[.X5];[.X8];[.X11];[.X14];[.X17];[.X20];[.X23];[.X26];[.X29];[.X32];[.X35];[.X38];;[.X41];[.X44];[.X47];[.X50])" office:value-type="float" office:value="29" calcext:value-type="float">
            <text:p>29</text:p>
          </table:table-cell>
          <table:table-cell table:style-name="ce13" table:formula="of:=SUM([.Y2];[.Y5];[.Y8];[.Y11];[.Y14];[.Y17];[.Y20];[.Y23];[.Y26];[.Y29];[.Y32];[.Y35];[.Y38];;[.Y41];[.Y44];[.Y47];[.Y50])" office:value-type="float" office:value="67" calcext:value-type="float">
            <text:p>67</text:p>
          </table:table-cell>
          <table:table-cell table:style-name="ce13" table:formula="of:=SUM([.Z2];[.Z5];[.Z8];[.Z11];[.Z14];[.Z17];[.Z20];[.Z23];[.Z26];[.Z29];[.Z32];[.Z35];[.Z38];;[.Z41];[.Z44];[.Z47];[.Z50])" office:value-type="float" office:value="53" calcext:value-type="float">
            <text:p>53</text:p>
          </table:table-cell>
          <table:table-cell table:style-name="ce13" table:formula="of:=SUM([.AA2];[.AA5];[.AA8];[.AA11];[.AA14];[.AA17];[.AA20];[.AA23];[.AA26];[.AA29];[.AA32];[.AA35];[.AA38];;[.AA41];[.AA44];[.AA47];[.AA50])" office:value-type="float" office:value="78" calcext:value-type="float">
            <text:p>78</text:p>
          </table:table-cell>
          <table:table-cell table:style-name="ce17" table:formula="of:=SUM([.AB2];[.AB5];[.AB8];[.AB11];[.AB14];[.AB17];[.AB20];[.AB23];[.AB26];[.AB29];[.AB32];[.AB35];[.AB38];;[.AB41];[.AB44];[.AB47];[.AB50])" office:value-type="float" office:value="662" calcext:value-type="float">
            <text:p>662</text:p>
          </table:table-cell>
        </table:table-row>
        <table:table-row table:style-name="ro1">
          <table:table-cell table:style-name="ce1" office:value-type="string" calcext:value-type="string">
            <text:p>РК</text:p>
          </table:table-cell>
          <table:table-cell table:style-name="ce11" office:value-type="string" calcext:value-type="string">
            <text:p>выздоровевшие</text:p>
          </table:table-cell>
          <table:table-cell table:number-columns-repeated="13" office:value-type="string" calcext:value-type="string">
            <text:p>-</text:p>
          </table:table-cell>
          <table:table-cell table:formula="of:=SUM([.P3];[.P6];[.P9];[.P12];[.P15];[.P18];[.P21];[.P24];[.P27];[.P30];[.P33];[.P36];[.P39];;[.P42];[.P45];[.P48];[.P51])" office:value-type="float" office:value="2" calcext:value-type="float">
            <text:p>2</text:p>
          </table:table-cell>
          <table:table-cell table:formula="of:=SUM([.Q3];[.Q6];[.Q9];[.Q12];[.Q15];[.Q18];[.Q21];[.Q24];[.Q27];[.Q30];[.Q33];[.Q36];[.Q39];;[.Q42];[.Q45];[.Q48];[.Q51])" office:value-type="float" office:value="2" calcext:value-type="float">
            <text:p>2</text:p>
          </table:table-cell>
          <table:table-cell table:formula="of:=SUM([.R3];[.R6];[.R9];[.R12];[.R15];[.R18];[.R21];[.R24];[.R27];[.R30];[.R33];[.R36];[.R39];;[.R42];[.R45];[.R48];[.R51])" office:value-type="float" office:value="15" calcext:value-type="float">
            <text:p>15</text:p>
          </table:table-cell>
          <table:table-cell table:formula="of:=SUM([.S3];[.S6];[.S9];[.S12];[.S15];[.S18];[.S21];[.S24];[.S27];[.S30];[.S33];[.S36];[.S39];;[.S42];[.S45];[.S48];[.S51])" office:value-type="float" office:value="2" calcext:value-type="float">
            <text:p>2</text:p>
          </table:table-cell>
          <table:table-cell table:formula="of:=SUM([.T3];[.T6];[.T9];[.T12];[.T15];[.T18];[.T21];[.T24];[.T27];[.T30];[.T33];[.T36];[.T39];;[.T42];[.T45];[.T48];[.T51])" office:value-type="float" office:value="0" calcext:value-type="float">
            <text:p>0</text:p>
          </table:table-cell>
          <table:table-cell table:formula="of:=SUM([.U3];[.U6];[.U9];[.U12];[.U15];[.U18];[.U21];[.U24];[.U27];[.U30];[.U33];[.U36];[.U39];;[.U42];[.U45];[.U48];[.U51])" office:value-type="float" office:value="3" calcext:value-type="float">
            <text:p>3</text:p>
          </table:table-cell>
          <table:table-cell table:formula="of:=SUM([.V3];[.V6];[.V9];[.V12];[.V15];[.V18];[.V21];[.V24];[.V27];[.V30];[.V33];[.V36];[.V39];;[.V42];[.V45];[.V48];[.V51])" office:value-type="float" office:value="2" calcext:value-type="float">
            <text:p>2</text:p>
          </table:table-cell>
          <table:table-cell table:formula="of:=SUM([.W3];[.W6];[.W9];[.W12];[.W15];[.W18];[.W21];[.W24];[.W27];[.W30];[.W33];[.W36];[.W39];;[.W42];[.W45];[.W48];[.W51])" office:value-type="float" office:value="1" calcext:value-type="float">
            <text:p>1</text:p>
          </table:table-cell>
          <table:table-cell table:formula="of:=SUM([.X3];[.X6];[.X9];[.X12];[.X15];[.X18];[.X21];[.X24];[.X27];[.X30];[.X33];[.X36];[.X39];;[.X42];[.X45];[.X48];[.X51])" office:value-type="float" office:value="2" calcext:value-type="float">
            <text:p>2</text:p>
          </table:table-cell>
          <table:table-cell table:formula="of:=SUM([.Y3];[.Y6];[.Y9];[.Y12];[.Y15];[.Y18];[.Y21];[.Y24];[.Y27];[.Y30];[.Y33];[.Y36];[.Y39];;[.Y42];[.Y45];[.Y48];[.Y51])" office:value-type="float" office:value="7" calcext:value-type="float">
            <text:p>7</text:p>
          </table:table-cell>
          <table:table-cell table:formula="of:=SUM([.Z3];[.Z6];[.Z9];[.Z12];[.Z15];[.Z18];[.Z21];[.Z24];[.Z27];[.Z30];[.Z33];[.Z36];[.Z39];;[.Z42];[.Z45];[.Z48];[.Z51])" office:value-type="float" office:value="6" calcext:value-type="float">
            <text:p>6</text:p>
          </table:table-cell>
          <table:table-cell table:style-name="Default" table:formula="of:=SUM([.AA3];[.AA6];[.AA9];[.AA12];[.AA15];[.AA18];[.AA21];[.AA24];[.AA27];[.AA30];[.AA33];[.AA36];[.AA39];;[.AA42];[.AA45];[.AA48];[.AA51])" office:value-type="float" office:value="4" calcext:value-type="float">
            <text:p>4</text:p>
          </table:table-cell>
          <table:table-cell table:formula="of:=SUM([.AB3];[.AB6];[.AB9];[.AB12];[.AB15];[.AB18];[.AB21];[.AB24];[.AB27];[.AB30];[.AB33];[.AB36];[.AB39];;[.AB42];[.AB45];[.AB48];[.AB51])" office:value-type="float" office:value="46" calcext:value-type="float">
            <text:p>46</text:p>
          </table:table-cell>
        </table:table-row>
        <table:table-row table:style-name="ro1">
          <table:table-cell table:style-name="ce6" office:value-type="string" calcext:value-type="string">
            <text:p>РК</text:p>
          </table:table-cell>
          <table:table-cell table:style-name="ce12" office:value-type="string" calcext:value-type="string">
            <text:p>умершие</text:p>
          </table:table-cell>
          <table:table-cell table:number-columns-repeated="13" table:style-name="ce14" office:value-type="string" calcext:value-type="string">
            <text:p>-</text:p>
          </table:table-cell>
          <table:table-cell table:style-name="ce14" table:formula="of:=SUM([.P4];[.P7];[.P10];[.P13];[.P16];[.P19];[.P22];[.P25];[.P28];[.P31];[.P34];[.P37];[.P40];;[.P43];[.P46];[.P49];[.P52])" office:value-type="float" office:value="1" calcext:value-type="float">
            <text:p>1</text:p>
          </table:table-cell>
          <table:table-cell table:style-name="ce14" table:formula="of:=SUM([.Q4];[.Q7];[.Q10];[.Q13];[.Q16];[.Q19];[.Q22];[.Q25];[.Q28];[.Q31];[.Q34];[.Q37];[.Q40];;[.Q43];[.Q46];[.Q49];[.Q52])" office:value-type="float" office:value="0" calcext:value-type="float">
            <text:p>0</text:p>
          </table:table-cell>
          <table:table-cell table:style-name="ce14" table:formula="of:=SUM([.R4];[.R7];[.R10];[.R13];[.R16];[.R19];[.R22];[.R25];[.R28];[.R31];[.R34];[.R37];[.R40];;[.R43];[.R46];[.R49];[.R52])" office:value-type="float" office:value="0" calcext:value-type="float">
            <text:p>0</text:p>
          </table:table-cell>
          <table:table-cell table:style-name="ce14" table:formula="of:=SUM([.S4];[.S7];[.S10];[.S13];[.S16];[.S19];[.S22];[.S25];[.S28];[.S31];[.S34];[.S37];[.S40];;[.S43];[.S46];[.S49];[.S52])" office:value-type="float" office:value="0" calcext:value-type="float">
            <text:p>0</text:p>
          </table:table-cell>
          <table:table-cell table:style-name="ce14" table:formula="of:=SUM([.T4];[.T7];[.T10];[.T13];[.T16];[.T19];[.T22];[.T25];[.T28];[.T31];[.T34];[.T37];[.T40];;[.T43];[.T46];[.T49];[.T52])" office:value-type="float" office:value="0" calcext:value-type="float">
            <text:p>0</text:p>
          </table:table-cell>
          <table:table-cell table:style-name="ce14" table:formula="of:=SUM([.U4];[.U7];[.U10];[.U13];[.U16];[.U19];[.U22];[.U25];[.U28];[.U31];[.U34];[.U37];[.U40];;[.U43];[.U46];[.U49];[.U52])" office:value-type="float" office:value="1" calcext:value-type="float">
            <text:p>1</text:p>
          </table:table-cell>
          <table:table-cell table:style-name="ce14" table:formula="of:=SUM([.V4];[.V7];[.V10];[.V13];[.V16];[.V19];[.V22];[.V25];[.V28];[.V31];[.V34];[.V37];[.V40];;[.V43];[.V46];[.V49];[.V52])" office:value-type="float" office:value="1" calcext:value-type="float">
            <text:p>1</text:p>
          </table:table-cell>
          <table:table-cell table:style-name="ce14" table:formula="of:=SUM([.W4];[.W7];[.W10];[.W13];[.W16];[.W19];[.W22];[.W25];[.W28];[.W31];[.W34];[.W37];[.W40];;[.W43];[.W46];[.W49];[.W52])" office:value-type="float" office:value="0" calcext:value-type="float">
            <text:p>0</text:p>
          </table:table-cell>
          <table:table-cell table:style-name="ce14" table:formula="of:=SUM([.X4];[.X7];[.X10];[.X13];[.X16];[.X19];[.X22];[.X25];[.X28];[.X31];[.X34];[.X37];[.X40];;[.X43];[.X46];[.X49];[.X52])" office:value-type="float" office:value="0" calcext:value-type="float">
            <text:p>0</text:p>
          </table:table-cell>
          <table:table-cell table:style-name="ce14" table:formula="of:=SUM([.Y4];[.Y7];[.Y10];[.Y13];[.Y16];[.Y19];[.Y22];[.Y25];[.Y28];[.Y31];[.Y34];[.Y37];[.Y40];;[.Y43];[.Y46];[.Y49];[.Y52])" office:value-type="float" office:value="2" calcext:value-type="float">
            <text:p>2</text:p>
          </table:table-cell>
          <table:table-cell table:style-name="ce14" table:formula="of:=SUM([.Z4];[.Z7];[.Z10];[.Z13];[.Z16];[.Z19];[.Z22];[.Z25];[.Z28];[.Z31];[.Z34];[.Z37];[.Z40];;[.Z43];[.Z46];[.Z49];[.Z52])" office:value-type="float" office:value="1" calcext:value-type="float">
            <text:p>1</text:p>
          </table:table-cell>
          <table:table-cell table:style-name="ce14" table:formula="of:=SUM([.AA4];[.AA7];[.AA10];[.AA13];[.AA16];[.AA19];[.AA22];[.AA25];[.AA28];[.AA31];[.AA34];[.AA37];[.AA40];;[.AA43];[.AA46];[.AA49];[.AA52])" office:value-type="float" office:value="0" calcext:value-type="float">
            <text:p>0</text:p>
          </table:table-cell>
          <table:table-cell table:style-name="ce14" table:formula="of:=SUM([.AB4];[.AB7];[.AB10];[.AB13];[.AB16];[.AB19];[.AB22];[.AB25];[.AB28];[.AB31];[.AB34];[.AB37];[.AB40];;[.AB43];[.AB46];[.AB49];[.AB52])" office:value-type="float" office:value="6" calcext:value-type="float">
            <text:p>6</text:p>
          </table:table-cell>
        </table:table-row>
        <table:table-row table:style-name="ro1" table:number-rows-repeated="104851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4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22:31:01.48388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5:17:23.085496809</meta:creation-date>
    <dc:date>2020-04-06T23:28:14.877599778</dc:date>
    <meta:editing-duration>PT4H28M31S</meta:editing-duration>
    <meta:editing-cycles>98</meta:editing-cycles>
    <meta:generator>LibreOffice/6.3.5.2$Linux_X86_64 LibreOffice_project/30$Build-2</meta:generator>
    <meta:document-statistic meta:table-count="1" meta:cell-count="1536" meta:object-count="0"/>
  </office:meta>
</office:document-meta>
</file>